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000000" loext:opacity="100%" style:font-name="Calibri Light" fo:font-size="13pt" fo:font-weight="bold" officeooo:rsid="001bff54" officeooo:paragraph-rsid="001bff54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bold" officeooo:rsid="001bff54" officeooo:paragraph-rsid="001bff54" style:font-size-asian="5.25pt" style:font-weight-asian="bold" style:font-size-complex="6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normal" officeooo:rsid="001bff54" officeooo:paragraph-rsid="001bff54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1pt" fo:font-weight="normal" officeooo:rsid="001bff54" officeooo:paragraph-rsid="001bff54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2pt" fo:font-weight="normal" officeooo:rsid="001bff54" officeooo:paragraph-rsid="001bff54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Calibri Light" fo:font-size="12pt" fo:letter-spacing="normal" fo:font-style="normal" fo:font-weight="normal" officeooo:paragraph-rsid="001bff54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666666" loext:opacity="100%" style:font-name="Calibri Light" fo:font-size="10.5pt" fo:letter-spacing="normal" fo:font-style="italic" fo:font-weight="normal" officeooo:rsid="002567ff" officeooo:paragraph-rsid="002567ff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officeooo:paragraph-rsid="002a9f19"/>
    </style:style>
    <style:style style:name="P9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style:font-name="Consolas" fo:font-size="10pt" officeooo:rsid="002a9f19" officeooo:paragraph-rsid="002a9f19" style:font-size-asian="8.75pt" style:font-size-complex="10pt"/>
    </style:style>
    <style:style style:name="P10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bold" officeooo:rsid="002567ff" officeooo:paragraph-rsid="002567ff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margin-top="0cm" fo:margin-bottom="0.046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bold" officeooo:rsid="002567ff" officeooo:paragraph-rsid="002567ff" style:font-size-asian="10.5pt" style:font-weight-asian="bold" style:font-size-complex="10.5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.5pt" fo:letter-spacing="normal" fo:font-style="normal" fo:font-weight="bold" officeooo:rsid="002567ff" officeooo:paragraph-rsid="002567ff" style:font-size-asian="10.5pt" style:font-weight-asian="bold" style:font-size-complex="10.5pt" style:font-weight-complex="bold"/>
    </style:style>
    <style:style style:name="P13" style:family="paragraph" style:parent-style-name="Text_20_body">
      <style:paragraph-properties fo:margin-top="0cm" fo:margin-bottom="0.247cm" style:contextual-spacing="false" fo:line-height="150%" fo:text-align="start" style:justify-single-word="false"/>
      <style:text-properties fo:font-variant="normal" fo:text-transform="none" fo:color="#000000" loext:opacity="100%" style:font-name="Calibri Light" fo:font-size="10pt" fo:letter-spacing="normal" fo:font-style="normal" fo:font-weight="bold" officeooo:rsid="002567ff" officeooo:paragraph-rsid="002567ff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font-name="Consolas" fo:font-size="9pt" fo:letter-spacing="normal" fo:font-style="normal" fo:font-weight="normal" officeooo:rsid="002a9f19" officeooo:paragraph-rsid="002a9f19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margin-top="0cm" fo:margin-bottom="0.046cm" style:contextual-spacing="false" fo:line-height="150%" fo:text-align="start" style:justify-single-word="false"/>
      <style:text-properties fo:font-variant="normal" fo:text-transform="none" fo:color="#000000" loext:opacity="100%" style:font-name="Consolas" fo:font-size="10pt" fo:letter-spacing="normal" fo:font-style="normal" fo:font-weight="normal" officeooo:rsid="002c9f03" officeooo:paragraph-rsid="002c9f03" style:font-size-asian="8.75pt" style:font-weight-asian="normal" style:font-size-complex="10pt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000000" loext:opacity="100%" style:font-name="Consolas" fo:font-size="10pt" fo:letter-spacing="normal" fo:font-style="normal" fo:font-weight="normal" officeooo:rsid="002c9f03" officeooo:paragraph-rsid="002c9f03" style:font-size-asian="8.75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variant="normal" fo:text-transform="none" fo:color="#666666" loext:opacity="100%" style:font-name="Consolas" fo:font-size="10pt" fo:letter-spacing="normal" fo:font-style="normal" fo:font-weight="normal" officeooo:rsid="002c9f03" officeooo:paragraph-rsid="002c9f03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weight="bold" officeooo:paragraph-rsid="002567ff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fo:font-weight="bold" officeooo:paragraph-rsid="002a9f19" style:font-weight-asian="bold" style:font-weight-complex="bold"/>
    </style:style>
    <style:style style:name="T1" style:family="text">
      <style:text-properties officeooo:rsid="0024e626"/>
    </style:style>
    <style:style style:name="T2" style:family="text">
      <style:text-properties fo:font-variant="normal" fo:text-transform="none" fo:color="#000000" loext:opacity="100%" style:font-name="Calibri Light" fo:font-size="10.5pt" fo:letter-spacing="normal" fo:font-style="normal" fo:font-weight="bold" officeooo:rsid="002567ff" style:font-size-asian="10.5pt" style:font-weight-asian="bold" style:font-size-complex="10.5pt" style:font-weight-complex="bold"/>
    </style:style>
    <style:style style:name="T3" style:family="text">
      <style:text-properties fo:font-variant="normal" fo:text-transform="none" fo:color="#000000" loext:opacity="100%" style:font-name="Calibri Light" fo:font-size="10.5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fo:color="#000000" loext:opacity="100%" style:font-name="Calibri Light" fo:font-size="10.5pt" fo:letter-spacing="normal" fo:font-style="normal" fo:font-weight="normal" officeooo:rsid="002a9f19" style:font-size-asian="10.5pt" style:font-size-complex="10.5pt"/>
    </style:style>
    <style:style style:name="T5" style:family="text">
      <style:text-properties fo:font-variant="normal" fo:text-transform="none" fo:color="#000000" loext:opacity="100%" style:font-name="Calibri Light" fo:font-size="10.5pt" fo:letter-spacing="normal" fo:font-style="normal" officeooo:rsid="001bff54" style:font-size-asian="10.5pt" style:font-size-complex="10.5pt"/>
    </style:style>
    <style:style style:name="T6" style:family="text">
      <style:text-properties fo:font-variant="normal" fo:text-transform="none" fo:color="#000000" loext:opacity="100%" style:font-name="Calibri Light" fo:font-size="10.5pt" fo:letter-spacing="normal" fo:font-style="normal" officeooo:rsid="002567ff" style:font-size-asian="10.5pt" style:font-size-complex="10.5pt"/>
    </style:style>
    <style:style style:name="T7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archivos <text:span text:style-name="T1">INTRO</text:span></text:p>
      <text:p text:style-name="P2"/>
      <text:p text:style-name="P4">Realiza los siguientes ejercicios a través del terminal de LINUX.</text:p>
      <text:p text:style-name="P3"/>
      <text:p text:style-name="P18"><text:span text:style-name="T5">Ejercicio 1.- </text:span><text:span text:style-name="T6">Muévete a la carpeta Descargas.</text:span></text:p>
      <text:p text:style-name="P9"><text:span text:style-name="T7">pwd</text:span></text:p>
      <text:p text:style-name="P9"><text:span text:style-name="T7">ls</text:span></text:p>
      <text:p text:style-name="P9"><text:span text:style-name="T7">cd Descargas/</text:span></text:p>
      <text:p text:style-name="P18"><text:span text:style-name="T6">Ejercicio 2.- Crea una carpeta “Carpeta1” en la carpeta Descargas.</text:span></text:p>
      <text:p text:style-name="P9"><text:span text:style-name="T7">mkdir Carpeta1</text:span></text:p>
      <text:p text:style-name="P9"><text:span text:style-name="T7">ls</text:span></text:p>
      <text:p text:style-name="P19"><text:span text:style-name="T6">Ejercicio 3.- Comprueba que la carpeta ha sido creada correctamente.</text:span></text:p>
      <text:p text:style-name="P8"><text:span text:style-name="T4">ls (dentro de Descargas)</text:span><text:span text:style-name="T3"><text:line-break/></text:span><text:span text:style-name="T2">Ejercicio 4.- Muévete a la carpeta “Carpeta1” y crea un fichero “hola.txt”.</text:span></text:p>
      <text:p text:style-name="P9"><text:span text:style-name="T7">cd Carpeta1 <text:s/></text:span></text:p>
      <text:p text:style-name="P9"><text:span text:style-name="T7">touch hola.txt</text:span></text:p>
      <text:p text:style-name="P9"><text:span text:style-name="T7">ls </text:span></text:p>
      <text:p text:style-name="P18"><text:span text:style-name="T6">Ejercicio 5.- Comprueba que el archivo se ha creado correctamente y accede a editar dicho archivo. Escribe la siguiente frase dentro del archivo y sal del editor:</text:span></text:p>
      <text:p text:style-name="P10"><text:tab/>“Este es un archivo .txt”</text:p>
      <text:p text:style-name="P14">ls</text:p>
      <text:p text:style-name="P14">nano hola.txt (si ya existe “nano” lo abre directamente)</text:p>
      <text:p text:style-name="P14">(editar)</text:p>
      <text:p text:style-name="P14">ctrl+o → para guardar</text:p>
      <text:p text:style-name="P11">Ejercicio 6.- Muestra el contenido del archivo sin acceder al archivo.</text:p>
      <text:p text:style-name="P15">cat hola.txt</text:p>
      <text:p text:style-name="P12">Ejercicio 7.- Muévete de nuevo a la carpeta Descargas.</text:p>
      <text:p text:style-name="P16">cd ..</text:p>
      <text:p text:style-name="P13">Ejercicio 8.- Elimina la carpeta “Carpeta1” y todo su contenido. Comprueba que se ha borrado correctamente.</text:p>
      <text:p text:style-name="P17">ls</text:p>
      <text:p text:style-name="P17">rm -r Carpeta1/</text:p>
      <text:p text:style-name="P17">ls</text:p>
      <text:p text:style-name="P17"><text:s/></text:p>
      <text:p text:style-name="P17"/>
      <text:p text:style-name="P7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15T13:40:32.515000000</meta:creation-date>
    <dc:date>2025-03-12T13:45:34.130000000</dc:date>
    <meta:editing-duration>PT1H6M59S</meta:editing-duration>
    <meta:editing-cycles>13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29" meta:word-count="161" meta:character-count="976" meta:non-whitespace-character-count="838"/>
  </office:meta>
</office:document-meta>
</file>